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oudsim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.1">
            <text:p>8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0, 13, 26, 39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, 14, 27, 40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-1, 1]</text:p>
          </table:table-cell>
          <table:table-cell office:value-type="string">
            <text:p>[0.0, 0.0]</text:p>
          </table:table-cell>
          <table:table-cell office:value-type="string">
            <text:p>[-1.0, 20.0]</text:p>
          </table:table-cell>
          <table:table-cell office:value-type="string">
            <text:p>[[2, 15, 28, 41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-1, 1]</text:p>
          </table:table-cell>
          <table:table-cell office:value-type="string">
            <text:p>[0.0, 0.0]</text:p>
          </table:table-cell>
          <table:table-cell office:value-type="string">
            <text:p>[-1.0, 20.0]</text:p>
          </table:table-cell>
          <table:table-cell office:value-type="string">
            <text:p>[[3, 16, 29, 42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-1, -1, 2]</text:p>
          </table:table-cell>
          <table:table-cell office:value-type="string">
            <text:p>[0.0, 0.0, 0.0]</text:p>
          </table:table-cell>
          <table:table-cell office:value-type="string">
            <text:p>[-1.0, -1.0, 20.0]</text:p>
          </table:table-cell>
          <table:table-cell office:value-type="string">
            <text:p>[[4, 17, 30, 43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-1, -1, 2]</text:p>
          </table:table-cell>
          <table:table-cell office:value-type="string">
            <text:p>[0.0, 0.0, 0.0]</text:p>
          </table:table-cell>
          <table:table-cell office:value-type="string">
            <text:p>[-1.0, -1.0, 20.0]</text:p>
          </table:table-cell>
          <table:table-cell office:value-type="string">
            <text:p>[[5, 18, 31, 44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-1, -1, -1, 3]</text:p>
          </table:table-cell>
          <table:table-cell office:value-type="string">
            <text:p>[0.0, 0.0, 0.0, 0.0]</text:p>
          </table:table-cell>
          <table:table-cell office:value-type="string">
            <text:p>[-1.0, -1.0, -1.0, 20.0]</text:p>
          </table:table-cell>
          <table:table-cell office:value-type="string">
            <text:p>[[6, 19, 32, 45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-1, -1, -1, 3]</text:p>
          </table:table-cell>
          <table:table-cell office:value-type="string">
            <text:p>[0.0, 0.0, 0.0, 0.0]</text:p>
          </table:table-cell>
          <table:table-cell office:value-type="string">
            <text:p>[-1.0, -1.0, -1.0, 20.0]</text:p>
          </table:table-cell>
          <table:table-cell office:value-type="string">
            <text:p>[[7, 20, 33, 46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-1, -1, -1, -1, 4]</text:p>
          </table:table-cell>
          <table:table-cell office:value-type="string">
            <text:p>[0.0, 0.0, 0.0, 0.0, 0.0]</text:p>
          </table:table-cell>
          <table:table-cell office:value-type="string">
            <text:p>[-1.0, -1.0, -1.0, -1.0, 20.0]</text:p>
          </table:table-cell>
          <table:table-cell office:value-type="string">
            <text:p>[[8, 21, 34, 47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-1, -1, -1, -1, 4]</text:p>
          </table:table-cell>
          <table:table-cell office:value-type="string">
            <text:p>[0.0, 0.0, 0.0, 0.0, 0.0]</text:p>
          </table:table-cell>
          <table:table-cell office:value-type="string">
            <text:p>[-1.0, -1.0, -1.0, -1.0, 20.0]</text:p>
          </table:table-cell>
          <table:table-cell office:value-type="string">
            <text:p>[[9, 22, 35, 48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-1, -1, -1, -1, -1, 5]</text:p>
          </table:table-cell>
          <table:table-cell office:value-type="string">
            <text:p>[0.0, 0.0, 0.0, 0.0, 0.0, 0.0]</text:p>
          </table:table-cell>
          <table:table-cell office:value-type="string">
            <text:p>[-1.0, -1.0, -1.0, -1.0, -1.0, 60.0]</text:p>
          </table:table-cell>
          <table:table-cell office:value-type="string">
            <text:p>[[10, 23, 36, 49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-1, -1, -1, -1, -1, -1, 6]</text:p>
          </table:table-cell>
          <table:table-cell office:value-type="string">
            <text:p>[0.0, 0.0, 0.0, 0.0, 0.0, 0.0, 0.0]</text:p>
          </table:table-cell>
          <table:table-cell office:value-type="string">
            <text:p>[-1.0, -1.0, -1.0, -1.0, -1.0, -1.0, 60.0]</text:p>
          </table:table-cell>
          <table:table-cell office:value-type="string">
            <text:p>[[11, 24, 37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-1, -1, -1, -1, -1, -1, -1, 7]</text:p>
          </table:table-cell>
          <table:table-cell office:value-type="string">
            <text:p>[0.0, 0.0, 0.0, 0.0, 0.0, 0.0, 0.0, 0.0]</text:p>
          </table:table-cell>
          <table:table-cell office:value-type="string">
            <text:p>[-1.0, -1.0, -1.0, -1.0, -1.0, -1.0, -1.0, 60.0]</text:p>
          </table:table-cell>
          <table:table-cell office:value-type="string">
            <text:p>[[12, 25, 38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-1, -1, -1, -1, -1, -1, -1, -1, -1, -1]</text:p>
          </table:table-cell>
          <table:table-cell office:value-type="string">
            <text:p>[0.0, 0.0, 0.0, 0.0, 0.0, 0.0, 0.0, 0.0, 0.0, 0.0]</text:p>
          </table:table-cell>
          <table:table-cell office:value-type="string">
            <text:p>[-1.0, -1.0, -1.0, -1.0, -1.0, -1.0, -1.0, -1.0, -1.0, -1.0]</text:p>
          </table:table-cell>
          <table:table-cell office:value-type="string">
            <text:p>[[]]</text:p>
          </table:table-cell>
          <table:table-cell table:number-columns-repeated="6"/>
        </table:table-row>
      </table:table>
      <table:table table:name="optaplanner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LOUDLETS</text:p>
          </table:table-cell>
          <table:table-cell table:number-columns-repeated="10"/>
        </table:table-row>
        <table:table-row table:style-name="ro1">
          <table:table-cell office:value-type="string">
            <text:p>Cloudlet ID</text:p>
          </table:table-cell>
          <table:table-cell office:value-type="string">
            <text:p>STATUS</text:p>
          </table:table-cell>
          <table:table-cell office:value-type="string">
            <text:p>Data center ID</text:p>
          </table:table-cell>
          <table:table-cell office:value-type="string">
            <text:p>VM ID</text:p>
          </table:table-cell>
          <table:table-cell office:value-type="string">
            <text:p>Time</text:p>
          </table:table-cell>
          <table:table-cell office:value-type="string">
            <text:p>Start Time</text:p>
          </table:table-cell>
          <table:table-cell office:value-type="string">
            <text:p>Finish Time</text:p>
          </table:table-cell>
          <table:table-cell office:value-type="string">
            <text:p>Cost/s</text:p>
          </table:table-cell>
          <table:table-cell office:value-type="string">
            <text:p>Processing cost</text:p>
          </table:table-cell>
          <table:table-cell office:value-type="string">
            <text:p>VM History</text:p>
          </table:table-cell>
          <table:table-cell office:value-type="string">
            <text:p>Cloudlet Start Time on VM 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.1">
            <text:p>4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0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1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2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3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4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5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6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7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8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.1">
            <text:p>6,1</text:p>
          </table:table-cell>
          <table:table-cell office:value-type="string">
            <text:p>3.0</text:p>
          </table:table-cell>
          <table:table-cell office:value-type="string">
            <text:p>60.0</text:p>
          </table:table-cell>
          <table:table-cell office:value-type="string">
            <text:p>[9]</text:p>
          </table:table-cell>
          <table:table-cell office:value-type="string">
            <text:p>[0.1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RTUAL-MACHINE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HOST HISTORY</text:p>
          </table:table-cell>
          <table:table-cell office:value-type="string">
            <text:p>HOST INTERVALS</text:p>
          </table:table-cell>
          <table:table-cell office:value-type="string">
            <text:p>POWER HISTORY</text:p>
          </table:table-cell>
          <table:table-cell office:value-type="string">
            <text:p>CLOUDLETS EXECUTED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3, 31, 49]]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2, 30, 48]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1, 29, 47]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10, 28, 46]]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9, 27, 45]]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8, 26, 44]]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7, 25, 43]]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20.0]</text:p>
          </table:table-cell>
          <table:table-cell office:value-type="string">
            <text:p>[[6, 24, 42]]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8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5, 23, 41]]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9]</text:p>
          </table:table-cell>
          <table:table-cell office:value-type="string">
            <text:p>[0.0]</text:p>
          </table:table-cell>
          <table:table-cell office:value-type="string">
            <text:p>[80.0]</text:p>
          </table:table-cell>
          <table:table-cell office:value-type="string">
            <text:p>[[4, 22, 40]]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0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3, 21, 39]]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[1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2, 20, 38]]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[2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1, 19, 37]]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[3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0, 18, 36]]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[4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17, 35]]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[5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16, 34]]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[6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15, 33]]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[7]</text:p>
          </table:table-cell>
          <table:table-cell office:value-type="string">
            <text:p>[0.0]</text:p>
          </table:table-cell>
          <table:table-cell office:value-type="string">
            <text:p>[60.0]</text:p>
          </table:table-cell>
          <table:table-cell office:value-type="string">
            <text:p>[[14, 32]]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[-1]</text:p>
          </table:table-cell>
          <table:table-cell office:value-type="string">
            <text:p>[0.0]</text:p>
          </table:table-cell>
          <table:table-cell office:value-type="string">
            <text:p>[-1.0]</text:p>
          </table:table-cell>
          <table:table-cell office:value-type="string">
            <text:p>[[]]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OSTS</text:p>
          </table:table-cell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8000]/8000</text:p>
          </table:table-cell>
          <table:table-cell office:value-type="string">
            <text:p>[2048]/2048</text:p>
          </table:table-cell>
          <table:table-cell office:value-type="string">
            <text:p>[2000]/10000</text:p>
          </table:table-cell>
          <table:table-cell office:value-type="string">
            <text:p>[2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[2000]/2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[2000]/2000</text:p>
          </table:table-cell>
          <table:table-cell office:value-type="string">
            <text:p>[1024]/2048</text:p>
          </table:table-cell>
          <table:table-cell office:value-type="string">
            <text:p>[1000]/10000</text:p>
          </table:table-cell>
          <table:table-cell office:value-type="string">
            <text:p>[10000]/1000000</text:p>
          </table:table-cell>
          <table:table-cell office:value-type="string">
            <text:p>[100.0]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ATACENTER</text:p>
          </table:table-cell>
          <table:table-cell table:number-columns-repeated="10"/>
        </table:table-row>
        <table:table-row table:style-name="ro1">
          <table:table-cell office:value-type="string">
            <text:p>MIPS</text:p>
          </table:table-cell>
          <table:table-cell office:value-type="string">
            <text:p>RAM</text:p>
          </table:table-cell>
          <table:table-cell office:value-type="string">
            <text:p>BW</text:p>
          </table:table-cell>
          <table:table-cell office:value-type="string">
            <text:p>STORAGE</text:p>
          </table:table-cell>
          <table:table-cell office:value-type="string">
            <text:p>POWER</text:p>
          </table:table-cell>
          <table:table-cell table:number-columns-repeated="6"/>
        </table:table-row>
        <table:table-row table:style-name="ro1">
          <table:table-cell office:value-type="string">
            <text:p>[68000]/68000</text:p>
          </table:table-cell>
          <table:table-cell office:value-type="string">
            <text:p>[18432]/20480</text:p>
          </table:table-cell>
          <table:table-cell office:value-type="string">
            <text:p>[18000]/100000</text:p>
          </table:table-cell>
          <table:table-cell office:value-type="string">
            <text:p>[180000]/10000000</text:p>
          </table:table-cell>
          <table:table-cell office:value-type="string">
            <text:p>[1000.0]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20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S</meta:editing-duration>
    <meta:editing-cycles>4</meta:editing-cycles>
    <meta:generator>OpenOffice/4.1.6$Win32 OpenOffice.org_project/416m1$Build-9790</meta:generator>
    <dc:date>2019-04-09T20:38:24.83</dc:date>
    <dc:creator>Nando FM</dc:creator>
    <meta:document-statistic meta:table-count="2" meta:cell-count="1414" meta:object-count="0"/>
    <meta:user-defined meta:name="Info 1"/>
    <meta:user-defined meta:name="Info 2"/>
    <meta:user-defined meta:name="Info 3"/>
    <meta:user-defined meta:name="Info 4"/>
  </office:meta>
</office:document-meta>
</file>